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ristian Schreiner</meta:initial-creator>
    <meta:creation-date>2012-08-21T19:49:09</meta:creation-date>
    <meta:editing-duration>PT00H00M25S</meta:editing-duration>
    <meta:editing-cycles>2</meta:editing-cycles>
    <dc:date>2012-08-21T19:49:28</dc:date>
    <dc:creator>Christian Schreiner</dc:creator>
    <meta:document-statistic meta:object-count="23"/>
    <meta:generator>OpenOffice.org/3.1$Unix OpenOffice.org_project/310m19$Build-9420</meta:generator>
  </office:meta>
</office:document-meta>
</file>